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0" style:family="paragraph" style:parent-style-name="Standard" style:list-style-name="L1">
      <style:text-properties fo:font-weight="bold" style:font-weight-asian="bold" style:font-weight-complex="bold"/>
    </style:style>
    <style:style style:name="P11" style:family="paragraph" style:parent-style-name="Standard" style:list-style-name="L1">
      <style:text-properties fo:font-weight="normal" style:font-weight-asian="normal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3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text-underline-style="solid" style:text-underline-width="auto" style:text-underline-color="font-color" style:font-size-asian="14pt" style:font-name-complex="Tahoma" style:font-size-complex="14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>KTOON TEAM</text:p>
      <text:p text:style-name="P2"/>
      <text:p text:style-name="P3">CLIENTE</text:p>
      <text:p text:style-name="Standard"/>
      <text:p text:style-name="Standard"/>
      <text:p text:style-name="P4">USER STORY: Importar Proyecto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 Documento</text:p>
          </table:table-cell>
          <table:table-cell table:style-name="Table2.B2" office:value-type="string">
            <text:p text:style-name="Table_20_Contents">Jorge Cuadrado</text:p>
          </table:table-cell>
          <table:table-cell table:style-name="Table2.C2" office:value-type="string">
            <text:p text:style-name="P9">18/02/2006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list text:style-name="L1">
        <text:list-item>
          <text:p text:style-name="P10">Actores involucrados</text:p>
          <text:p text:style-name="P11">-Animador</text:p>
        </text:list-item>
      </text:list>
      <text:p text:style-name="Standard"/>
      <text:p text:style-name="Standard"/>
      <text:list text:style-name="L1" text:continue-numbering="true">
        <text:list-item>
          <text:p text:style-name="P10">Módulos asociados</text:p>
          <text:p text:style-name="P11">-Store </text:p>
          <text:p text:style-name="P11">-Net</text:p>
        </text:list-item>
      </text:list>
      <text:p text:style-name="Standard"/>
      <text:p text:style-name="Standard"/>
      <text:list text:style-name="L1" text:continue-numbering="true">
        <text:list-item>
          <text:p text:style-name="P10">Descripción</text:p>
          <text:p text:style-name="P11">Envia un proyecto local al servidor para permitir un trabajo en red sobre él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2"/>
      <text:p text:style-name="P13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9">Jorge Cuadrado</text:p>
          </table:table-cell>
          <table:table-cell table:style-name="Table1.B2" office:value-type="string">
            <text:p text:style-name="P9">18/12/2006</text:p>
          </table:table-cell>
          <table:table-cell table:style-name="Table1.B2" office:value-type="string">
            <text:p text:style-name="P9"/>
          </table:table-cell>
          <table:table-cell table:style-name="Table1.D2" office:value-type="string">
            <text:p text:style-name="P9"/>
          </table:table-cell>
        </table:table-row>
      </table:table>
      <text:p text:style-name="P7"/>
      <text:p text:style-name="P7"/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none" style:country-asian="none" style:font-size-complex="12pt" style:language-complex="none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none" style:country-asian="none" style:font-name-complex="Lucidasans" style:font-size-complex="12pt" style:language-complex="none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11</meta:generator>
    <meta:initial-creator>Jorge Cuadrado</meta:initial-creator>
    <meta:creation-date>2007-02-06T18:57:37</meta:creation-date>
    <dc:creator>Jorge Cuadrado</dc:creator>
    <dc:date>2007-02-07T11:21:37</dc:date>
    <dc:language>es-CO</dc:language>
    <meta:editing-cycles>4</meta:editing-cycles>
    <meta:editing-duration>PT2H14M46S</meta:editing-duration>
    <meta:template xlink:type="simple" xlink:actuate="onRequest" xlink:role="template" xlink:href="../../.openoffice.org2/user/template/ktoon_user_story.ott" xlink:title="ktoon_user_story" meta:date="2007-02-06T18:57:35"/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2" meta:paragraph-count="24" meta:word-count="59" meta:character-count="381"/>
  </office:meta>
</office:document-meta>
</file>